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Alegreya Sans SC Black" svg:font-family="'Alegreya Sans SC Black'" style:font-adornments="Black" style:font-family-generic="swiss" style:font-pitch="variable"/>
    <style:font-face style:name="Alegreya Sans SC ExtraBold" svg:font-family="'Alegreya Sans SC Extra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Gentium" fo:font-size="14pt" fo:font-weight="normal" officeooo:rsid="00261d96" officeooo:paragraph-rsid="0005d218" style:font-size-asian="14pt" style:font-weight-asian="normal" style:font-size-complex="14pt" style:font-weight-complex="normal"/>
    </style:style>
    <style:style style:name="P2" style:family="paragraph" style:parent-style-name="Preformatted_20_Text">
      <style:text-properties style:font-name="Alegreya Sans SC Black" fo:font-size="14pt" officeooo:rsid="001e0433" officeooo:paragraph-rsid="0005d218" style:font-size-asian="14pt" style:font-size-complex="14pt"/>
    </style:style>
    <style:style style:name="P3" style:family="paragraph" style:parent-style-name="Preformatted_20_Text">
      <style:text-properties style:font-name="Alegreya Sans SC ExtraBold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style:font-name="Gentium" fo:font-size="14pt" fo:font-weight="normal" officeooo:rsid="001e0433" officeooo:paragraph-rsid="0005d218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style:font-name="Gentium" fo:font-size="14pt" fo:font-weight="normal" officeooo:rsid="001730c1" officeooo:paragraph-rsid="001730c1" style:font-size-asian="14pt" style:font-weight-asian="normal" style:font-size-complex="14pt" style:font-weight-complex="normal"/>
    </style:style>
    <style:style style:name="P6" style:family="paragraph" style:parent-style-name="Preformatted_20_Text">
      <style:text-properties style:font-name="Gentium" fo:font-size="14pt" fo:font-weight="normal" officeooo:rsid="001984e1" officeooo:paragraph-rsid="001984e1" style:font-size-asian="14pt" style:font-weight-asian="normal" style:font-size-complex="14pt" style:font-weight-complex="normal"/>
    </style:style>
    <style:style style:name="T1" style:family="text">
      <style:text-properties officeooo:rsid="000dc330"/>
    </style:style>
    <style:style style:name="T2" style:family="text">
      <style:text-properties officeooo:rsid="000ead5b"/>
    </style:style>
    <style:style style:name="T3" style:family="text">
      <style:text-properties officeooo:rsid="001730c1"/>
    </style:style>
    <style:style style:name="T4" style:family="text">
      <style:text-properties officeooo:rsid="00182f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/>Work on </text:span>things which are :</text:p>
      <text:p text:style-name="P4"><text:span text:style-name="T3">1</text:span>. <text:span text:style-name="T3">THEMES</text:span></text:p>
      <text:p text:style-name="P4"><text:tab/><text:span text:style-name="T3">GNOME THEMES AND ICONS</text:span></text:p>
      <text:p text:style-name="P4"><text:tab/><text:span text:style-name="T3">CHROMIUM THEMES</text:span></text:p>
      <text:p text:style-name="P5">2. <text:span text:style-name="T4">GUI</text:span> </text:p>
      <text:p text:style-name="P5">3. <text:span text:style-name="T4">CL THEMES</text:span></text:p>
      <text:p text:style-name="P5"><text:tab/><text:span text:style-name="T4">THEMES FOR COMMAND LINE PROGRAMS</text:span></text:p>
      <text:p text:style-name="P6">4. CODING STYLE</text:p>
      <text:p text:style-name="P1"/>
      <text:p text:style-name="P3"><text:span text:style-name="T1">( FOCUS ON <text:s/>USER INTERFACE ) 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Alegreya Sans SC Black" svg:font-family="'Alegreya Sans SC Black'" style:font-adornments="Black" style:font-family-generic="swiss" style:font-pitch="variable"/>
    <style:font-face style:name="Alegreya Sans SC ExtraBold" svg:font-family="'Alegreya Sans SC ExtraBol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in T</meta:initial-creator>
    <meta:creation-date>2015-10-08T20:12:17.102318705</meta:creation-date>
    <dc:date>2016-03-08T20:02:06.802263163</dc:date>
    <meta:editing-duration>PT56M18S</meta:editing-duration>
    <meta:editing-cycles>15</meta:editing-cycles>
    <meta:generator>LibreOffice/5.1.1.1$Linux_X86_64 LibreOffice_project/10m0$Build-1</meta:generator>
    <meta:document-statistic meta:table-count="0" meta:image-count="0" meta:object-count="0" meta:page-count="1" meta:paragraph-count="9" meta:word-count="33" meta:character-count="173" meta:non-whitespace-character-count="140"/>
  </office:meta>
</office:document-meta>
</file>